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fb6f" officeooo:paragraph-rsid="000cfb6f"/>
    </style:style>
    <style:style style:name="P2" style:family="paragraph" style:parent-style-name="Standard">
      <style:text-properties officeooo:rsid="000cfb6f" officeooo:paragraph-rsid="000dc252"/>
    </style:style>
    <style:style style:name="P3" style:family="paragraph" style:parent-style-name="Standard">
      <style:text-properties officeooo:rsid="000dc252" officeooo:paragraph-rsid="000dc252"/>
    </style:style>
    <style:style style:name="P4" style:family="paragraph" style:parent-style-name="Standard">
      <style:text-properties officeooo:rsid="000cfb6f" officeooo:paragraph-rsid="000cfb6f"/>
    </style:style>
    <style:style style:name="P5" style:family="paragraph" style:parent-style-name="Standard">
      <style:text-properties officeooo:rsid="0010c861" officeooo:paragraph-rsid="0010c861"/>
    </style:style>
    <style:style style:name="P6" style:family="paragraph" style:parent-style-name="Standard">
      <style:text-properties officeooo:rsid="001165d0" officeooo:paragraph-rsid="001165d0"/>
    </style:style>
    <style:style style:name="P7" style:family="paragraph" style:parent-style-name="Standard">
      <style:text-properties officeooo:rsid="00118e7d" officeooo:paragraph-rsid="00118e7d"/>
    </style:style>
    <style:style style:name="T1" style:family="text">
      <style:text-properties officeooo:rsid="00118e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反向代理</text:p>
      <text:p text:style-name="P1"/>
      <text:p text:style-name="P1">http /1。1</text:p>
      <text:p text:style-name="P1"><text:s text:c="2"/>http/1.1 ← http/1.0</text:p>
      <text:p text:style-name="P1"><text:s text:c="4"/>cache</text:p>
      <text:p text:style-name="P1"/>
      <text:p text:style-name="P1">web object</text:p>
      <text:p text:style-name="P1"><text:s/></text:p>
      <text:p text:style-name="P1">browser 缓存机制</text:p>
      <text:p text:style-name="P1"><text:s text:c="2"/>本地 <text:s text:c="2"/></text:p>
      <text:p text:style-name="P1"/>
      <text:p text:style-name="P1">并非所有数据都可以缓存 <text:s/>缓存的数据也要有失效的时间</text:p>
      <text:p text:style-name="P1"/>
      <text:p text:style-name="P1">haproxy缓存的叫public cache</text:p>
      <text:p text:style-name="P1"/>
      <text:p text:style-name="P1">浏览器缓存 private cache</text:p>
      <text:p text:style-name="P1"/>
      <text:p text:style-name="P1">原始服务器的内容没发生改变</text:p>
      <text:p text:style-name="P1"/>
      <text:p text:style-name="P1">http头中关于缓存</text:p>
      <text:p text:style-name="P1">expire ： 过期期限 <text:s/>绝对日期 对于时间有误差的就不可靠了 这是http 1.0常用的</text:p>
      <text:p text:style-name="P1"><text:s/>max-age ： <text:s/>相对时间计时法</text:p>
      <text:p text:style-name="P1">cache-control ： 必须遵循的缓存控制指令 <text:s/>可以覆盖前oangzhe <text:s text:c="2"/></text:p>
      <text:p text:style-name="P1"><text:s text:c="5"/>public 可以放在公共的缓存位置的</text:p>
      <text:p text:style-name="P1"><text:s text:c="5"/>private 只能缓存在用户的私有缓存位置</text:p>
      <text:p text:style-name="P1"><text:s text:c="4"/>no-cache 表示可以缓存 但是每一次都得向服务器请求验证 <text:s/>这个资源可能随时过期 哦哦哦</text:p>
      <text:p text:style-name="P1"><text:s text:c="4"/>no-store <text:s/>不能存储下来 </text:p>
      <text:p text:style-name="P1"><text:s text:c="3"/>smax-age 私有缓存期限</text:p>
      <text:p text:style-name="P1"><text:s text:c="3"/>max-age</text:p>
      <text:p text:style-name="P1"><text:s text:c="2"/>must-revalidate <text:s/>可以缓存 但是必须从新验证</text:p>
      <text:p text:style-name="P1"/>
      <text:p text:style-name="P3">Etag</text:p>
      <text:p text:style-name="P2"><text:s text:c="2"/>给页面生成一个版本号 <text:s/>更新频率低于秒级别 也可以验证资源是否发生变化</text:p>
      <text:p text:style-name="P2">last-modified</text:p>
      <text:p text:style-name="P2"><text:s text:c="5"/>if-modified-since</text:p>
      <text:p text:style-name="P2"><text:s text:c="5"/>if-none-match <text:s/>请求首部 <text:s/>请求是否没改变</text:p>
      <text:p text:style-name="P2">vary 所能接收的数据支持哪种编码</text:p>
      <text:p text:style-name="P2">age</text:p>
      <text:p text:style-name="P2"/>
      <text:p text:style-name="P2"/>
      <text:p text:style-name="P2"/>
      <text:p text:style-name="P1">如 </text:p>
      <text:p text:style-name="P1">Expire： 2014-07-24 12：15：11</text:p>
      <text:p text:style-name="P1">Cache-Contral： max-age-600</text:p>
      <text:p text:style-name="P1"/>
      <text:p text:style-name="P1"/>
      <text:p text:style-name="P5">CDN 内容分发网络 Content <text:s/>Delivery Network</text:p>
      <text:p text:style-name="P5"/>
      <text:p text:style-name="P5"/>
      <text:p text:style-name="P6">Squid： 最早的缓存服务器 </text:p>
      <text:p text:style-name="P6"/>
      <text:p text:style-name="P6">varnish 新贵 </text:p>
      <text:p text:style-name="P6"><text:soft-page-break/>nginx<text:span text:style-name="T1">+varnish</text:span></text:p>
      <text:p text:style-name="P6">nginx<text:span text:style-name="T1">+squid</text:span></text:p>
      <text:p text:style-name="P7">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8:14:08.823417259</meta:creation-date>
    <meta:editing-duration>PT45M29S</meta:editing-duration>
    <meta:editing-cycles>2</meta:editing-cycles>
    <meta:generator>LibreOffice/4.2.3.3$Linux_X86_64 LibreOffice_project/420m0$Build-3</meta:generator>
    <dc:date>2014-07-14T20:15:26.351111359</dc:date>
    <meta:document-statistic meta:table-count="0" meta:image-count="0" meta:object-count="0" meta:page-count="2" meta:paragraph-count="39" meta:word-count="328" meta:character-count="730" meta:non-whitespace-character-count="617"/>
  </office:meta>
</office:document-meta>
</file>